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d14" officeooo:paragraph-rsid="000e7d14"/>
    </style:style>
    <style:style style:name="P2" style:family="paragraph" style:parent-style-name="Standard">
      <style:text-properties officeooo:rsid="000e8e5c" officeooo:paragraph-rsid="000e8e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hnut</text:p>
      <text:p text:style-name="P1"/>
      <text:p text:style-name="P2">Payment Vouch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2:33:04.083142409</meta:creation-date>
    <dc:date>2023-02-02T12:34:05.104118797</dc:date>
    <meta:editing-duration>PT1M6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1" meta:paragraph-count="2" meta:word-count="3" meta:character-count="22" meta:non-whitespace-character-count="21"/>
  </office:meta>
</office:document-meta>
</file>